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abe" officeooo:paragraph-rsid="0005dabe"/>
    </style:style>
    <style:style style:name="P2" style:family="paragraph" style:parent-style-name="Standard">
      <style:text-properties officeooo:rsid="0006ad45" officeooo:paragraph-rsid="0006ad45"/>
    </style:style>
    <style:style style:name="T1" style:family="text">
      <style:text-properties officeooo:rsid="0007a641"/>
    </style:style>
    <style:style style:name="T2" style:family="text">
      <style:text-properties officeooo:rsid="000a4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дполагаемая структура пакета</text:p>
      <text:p text:style-name="P1"><text:s/>[| преамбула(101010) | синхронизационное слово (1 байт) | данные |]</text:p>
      <text:p text:style-name="P1"/>
      <text:p text:style-name="P2">При передачи в RFM12 данные передаются вручную (то есть нужно вручную вбивать преамбулу, синхронизационное слово, данные, и контрольную сумму. <text:span text:style-name="T1">После последнего байта следует еще один пустой байт, он может быть любым, т. к. во время передачи этого байта нужно выключить передатчик.</text:span></text:p>
      <text:p text:style-name="P2">При приеме RFM12 детектирует преамбулу, <text:span text:style-name="T2">а</text:span>втоматически проверяет синхронизационное слово, и генерирует прерывание. После необходимо последовательно считывать данные из FIFO приемника по мере их поступления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24:01.476054039</meta:creation-date>
    <dc:date>2014-04-20T22:04:45.905131450</dc:date>
    <meta:editing-duration>PT3M</meta:editing-duration>
    <meta:editing-cycles>5</meta:editing-cycles>
    <meta:generator>LibreOffice/4.1.5.3$Linux_X86_64 LibreOffice_project/410m0$Build-3</meta:generator>
    <meta:document-statistic meta:table-count="0" meta:image-count="0" meta:object-count="0" meta:page-count="1" meta:paragraph-count="4" meta:word-count="78" meta:character-count="585" meta:non-whitespace-character-count="509"/>
  </office:meta>
</office:document-meta>
</file>